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"/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>
            <text:p>CON OBJETOS CONSTANTES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2">
          <table:table-cell/>
          <table:table-cell office:value-type="string">
            <text:p>O(n3 * k)</text:p>
          </table:table-cell>
          <table:table-cell/>
          <table:table-cell office:value-type="string">
            <text:p>PEOR CASO</text:p>
          </table:table-cell>
          <table:table-cell table:number-columns-repeated="7"/>
          <table:table-cell office:value-type="string">
            <text:p>O(N*k)</text:p>
          </table:table-cell>
          <table:table-cell office:value-type="string">
            <text:p>MEJOR CASO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table:formula="of:=[.C6]+5000" office:value-type="float" office:value="119040">
            <text:p>119040</text:p>
          </table:table-cell>
          <table:table-cell office:value-type="float" office:value="114040">
            <text:p>114040</text:p>
          </table:table-cell>
          <table:table-cell office:value-type="string">
            <text:p>Capacidad M1: 1 Capacidad M2: 1 Capacidad M3: 2</text:p>
          </table:table-cell>
          <table:table-cell table:number-columns-repeated="7"/>
          <table:table-cell table:style-name="ce2" office:value-type="float" office:value="7541.66666666667">
            <text:p>7542</text:p>
          </table:table-cell>
          <table:table-cell office:value-type="float" office:value="7240">
            <text:p>7240</text:p>
          </table:table-cell>
          <table:table-cell office:value-type="string">
            <text:p>Capacidad M1: 1 Capacidad M2: 1 Capacidad M3: 1</text:p>
          </table:table-cell>
          <table:table-cell table:number-columns-repeated="6"/>
        </table:table-row>
        <table:table-row table:style-name="ro1">
          <table:table-cell/>
          <table:table-cell table:formula="of:=[.C7]+5000" office:value-type="float" office:value="281738">
            <text:p>281738</text:p>
          </table:table-cell>
          <table:table-cell office:value-type="float" office:value="276738">
            <text:p>276738</text:p>
          </table:table-cell>
          <table:table-cell office:value-type="string">
            <text:p>Capacidad M1: 3 Capacidad M2: 4 Capacidad M3: 6</text:p>
          </table:table-cell>
          <table:table-cell table:number-columns-repeated="7"/>
          <table:table-cell table:style-name="ce2" office:value-type="float" office:value="9680.15939597315">
            <text:p>9680</text:p>
          </table:table-cell>
          <table:table-cell office:value-type="float" office:value="9231">
            <text:p>9231</text:p>
          </table:table-cell>
          <table:table-cell office:value-type="string">
            <text:p>Capacidad M1: 3 Capacidad M2: 3 Capacidad M3: 3</text:p>
          </table:table-cell>
          <table:table-cell table:number-columns-repeated="6"/>
        </table:table-row>
        <table:table-row table:style-name="ro1">
          <table:table-cell/>
          <table:table-cell table:formula="of:=[.C8]+25000" office:value-type="float" office:value="833546">
            <text:p>833546</text:p>
          </table:table-cell>
          <table:table-cell office:value-type="float" office:value="808546">
            <text:p>808546</text:p>
          </table:table-cell>
          <table:table-cell office:value-type="string">
            <text:p>Capacidad M1: 5 Capacidad M2: 6 Capacidad M3: 10</text:p>
          </table:table-cell>
          <table:table-cell table:number-columns-repeated="7"/>
          <table:table-cell table:style-name="ce2" office:value-type="float" office:value="11999.5777027027">
            <text:p>12000</text:p>
          </table:table-cell>
          <table:table-cell office:value-type="float" office:value="11366">
            <text:p>11366</text:p>
          </table:table-cell>
          <table:table-cell office:value-type="string">
            <text:p>Capacidad M1: 5 Capacidad M2: 5 Capacidad M3: 5</text:p>
          </table:table-cell>
          <table:table-cell table:number-columns-repeated="6"/>
        </table:table-row>
        <table:table-row table:style-name="ro1">
          <table:table-cell/>
          <table:table-cell table:formula="of:=[.C9]+25000" office:value-type="float" office:value="1148945">
            <text:p>1148945</text:p>
          </table:table-cell>
          <table:table-cell office:value-type="float" office:value="1123945">
            <text:p>1123945</text:p>
          </table:table-cell>
          <table:table-cell office:value-type="string">
            <text:p>Capacidad M1: 7 Capacidad M2: 8 Capacidad M3: 14</text:p>
          </table:table-cell>
          <table:table-cell table:number-columns-repeated="7"/>
          <table:table-cell table:style-name="ce2" office:value-type="float" office:value="16894.1326530612">
            <text:p>16894</text:p>
          </table:table-cell>
          <table:table-cell office:value-type="float" office:value="15894">
            <text:p>15894</text:p>
          </table:table-cell>
          <table:table-cell office:value-type="string">
            <text:p>Capacidad M1: 7 Capacidad M2: 7 Capacidad M3: 7</text:p>
          </table:table-cell>
          <table:table-cell table:number-columns-repeated="6"/>
        </table:table-row>
        <table:table-row table:style-name="ro1">
          <table:table-cell/>
          <table:table-cell table:formula="of:=[.C10]+25000" office:value-type="float" office:value="1996568">
            <text:p>1996568</text:p>
          </table:table-cell>
          <table:table-cell office:value-type="float" office:value="1971568">
            <text:p>1971568</text:p>
          </table:table-cell>
          <table:table-cell office:value-type="string">
            <text:p>Capacidad M1: 9 Capacidad M2: 10 Capacidad M3: 18</text:p>
          </table:table-cell>
          <table:table-cell table:number-columns-repeated="7"/>
          <table:table-cell table:style-name="ce2" office:value-type="float" office:value="19463.8270547945">
            <text:p>19464</text:p>
          </table:table-cell>
          <table:table-cell office:value-type="float" office:value="18187">
            <text:p>18187</text:p>
          </table:table-cell>
          <table:table-cell office:value-type="string">
            <text:p>Capacidad M1: 9 Capacidad M2: 9 Capacidad M3: 9</text:p>
          </table:table-cell>
          <table:table-cell table:number-columns-repeated="6"/>
        </table:table-row>
        <table:table-row table:style-name="ro1">
          <table:table-cell/>
          <table:table-cell table:formula="of:=[.C11]+25000" office:value-type="float" office:value="3358193">
            <text:p>3358193</text:p>
          </table:table-cell>
          <table:table-cell office:value-type="float" office:value="3333193">
            <text:p>3333193</text:p>
          </table:table-cell>
          <table:table-cell office:value-type="string">
            <text:p>Capacidad M1: 11 Capacidad M2: 12 Capacidad M3: 22</text:p>
          </table:table-cell>
          <table:table-cell table:number-columns-repeated="7"/>
          <table:table-cell table:style-name="ce2" office:value-type="float" office:value="21813.5775862069">
            <text:p>21814</text:p>
          </table:table-cell>
          <table:table-cell office:value-type="float" office:value="20243">
            <text:p>20243</text:p>
          </table:table-cell>
          <table:table-cell office:value-type="string">
            <text:p>Capacidad M1: 11 Capacidad M2: 11 Capacidad M3: 11</text:p>
          </table:table-cell>
          <table:table-cell table:number-columns-repeated="6"/>
        </table:table-row>
        <table:table-row table:style-name="ro1">
          <table:table-cell/>
          <table:table-cell table:formula="of:=[.C12]+25000" office:value-type="float" office:value="5506498">
            <text:p>5506498</text:p>
          </table:table-cell>
          <table:table-cell office:value-type="float" office:value="5481498">
            <text:p>5481498</text:p>
          </table:table-cell>
          <table:table-cell office:value-type="string">
            <text:p>Capacidad M1: 13 Capacidad M2: 14 Capacidad M3: 26</text:p>
          </table:table-cell>
          <table:table-cell table:number-columns-repeated="7"/>
          <table:table-cell table:style-name="ce2" office:value-type="float" office:value="24179.6875">
            <text:p>24180</text:p>
          </table:table-cell>
          <table:table-cell office:value-type="float" office:value="22284">
            <text:p>22284</text:p>
          </table:table-cell>
          <table:table-cell office:value-type="string">
            <text:p>Capacidad M1: 13 Capacidad M2: 13 Capacidad M3: 13</text:p>
          </table:table-cell>
          <table:table-cell table:number-columns-repeated="6"/>
        </table:table-row>
        <table:table-row table:style-name="ro1">
          <table:table-cell/>
          <table:table-cell table:formula="of:=[.C13]+25000" office:value-type="float" office:value="7549065">
            <text:p>7549065</text:p>
          </table:table-cell>
          <table:table-cell office:value-type="float" office:value="7524065">
            <text:p>7524065</text:p>
          </table:table-cell>
          <table:table-cell office:value-type="string">
            <text:p>Capacidad M1: 15 Capacidad M2: 16 Capacidad M3: 30</text:p>
          </table:table-cell>
          <table:table-cell table:number-columns-repeated="7"/>
          <table:table-cell table:style-name="ce2" table:formula="of:=[.L12]+3485" office:value-type="float" office:value="27664.6875">
            <text:p>27665</text:p>
          </table:table-cell>
          <table:table-cell office:value-type="float" office:value="24388">
            <text:p>24388</text:p>
          </table:table-cell>
          <table:table-cell office:value-type="string">
            <text:p>Capacidad M1: 15 Capacidad M2: 15 Capacidad M3: 15</text:p>
          </table:table-cell>
          <table:table-cell table:number-columns-repeated="6"/>
        </table:table-row>
        <table:table-row table:style-name="ro1">
          <table:table-cell/>
          <table:table-cell table:formula="of:=[.C14]+25000" office:value-type="float" office:value="11169916">
            <text:p>11169916</text:p>
          </table:table-cell>
          <table:table-cell office:value-type="float" office:value="11144916">
            <text:p>11144916</text:p>
          </table:table-cell>
          <table:table-cell office:value-type="string">
            <text:p>Capacidad M1: 17 Capacidad M2: 18 Capacidad M3: 34</text:p>
          </table:table-cell>
          <table:table-cell table:number-columns-repeated="7"/>
          <table:table-cell table:style-name="ce2" table:formula="of:=[.L13]+3485" office:value-type="float" office:value="31149.6875">
            <text:p>31150</text:p>
          </table:table-cell>
          <table:table-cell office:value-type="float" office:value="26444">
            <text:p>26444</text:p>
          </table:table-cell>
          <table:table-cell office:value-type="string">
            <text:p>Capacidad M1: 17 Capacidad M2: 17 Capacidad M3: 17</text:p>
          </table:table-cell>
          <table:table-cell table:number-columns-repeated="6"/>
        </table:table-row>
        <table:table-row table:style-name="ro1">
          <table:table-cell/>
          <table:table-cell table:formula="of:=[.C15]+1455000" office:value-type="float" office:value="15947076">
            <text:p>15947076</text:p>
          </table:table-cell>
          <table:table-cell office:value-type="float" office:value="14492076">
            <text:p>14492076</text:p>
          </table:table-cell>
          <table:table-cell office:value-type="string">
            <text:p>Capacidad M1: 19 Capacidad M2: 20 Capacidad M3: 38</text:p>
          </table:table-cell>
          <table:table-cell table:number-columns-repeated="7"/>
          <table:table-cell table:style-name="ce2" table:formula="of:=[.L14]+3485" office:value-type="float" office:value="34634.6875">
            <text:p>34635</text:p>
          </table:table-cell>
          <table:table-cell office:value-type="float" office:value="29271">
            <text:p>29271</text:p>
          </table:table-cell>
          <table:table-cell office:value-type="string">
            <text:p>Capacidad M1: 19 Capacidad M2: 19 Capacidad M3: 19</text:p>
          </table:table-cell>
          <table:table-cell table:number-columns-repeated="6"/>
        </table:table-row>
        <table:table-row table:style-name="ro1">
          <table:table-cell/>
          <table:table-cell table:formula="of:=[.C16]+11500000" office:value-type="float" office:value="31189766">
            <text:p>31189766</text:p>
          </table:table-cell>
          <table:table-cell office:value-type="float" office:value="19689766">
            <text:p>19689766</text:p>
          </table:table-cell>
          <table:table-cell office:value-type="string">
            <text:p>Capacidad M1: 21 Capacidad M2: 22 Capacidad M3: 42</text:p>
          </table:table-cell>
          <table:table-cell table:number-columns-repeated="7"/>
          <table:table-cell table:style-name="ce2" table:formula="of:=[.L15]+3485" office:value-type="float" office:value="38119.6875">
            <text:p>38120</text:p>
          </table:table-cell>
          <table:table-cell office:value-type="float" office:value="33617">
            <text:p>33617</text:p>
          </table:table-cell>
          <table:table-cell office:value-type="string">
            <text:p>Capacidad M1: 21 Capacidad M2: 21 Capacidad M3: 21</text:p>
          </table:table-cell>
          <table:table-cell table:number-columns-repeated="6"/>
        </table:table-row>
        <table:table-row table:style-name="ro1">
          <table:table-cell/>
          <table:table-cell table:formula="of:=[.C17]+12000000" office:value-type="float" office:value="38037464">
            <text:p>38037464</text:p>
          </table:table-cell>
          <table:table-cell office:value-type="float" office:value="26037464">
            <text:p>26037464</text:p>
          </table:table-cell>
          <table:table-cell office:value-type="string">
            <text:p>Capacidad M1: 23 Capacidad M2: 24 Capacidad M3: 46</text:p>
          </table:table-cell>
          <table:table-cell table:number-columns-repeated="7"/>
          <table:table-cell table:style-name="ce2" table:formula="of:=[.L16]+3485" office:value-type="float" office:value="41604.6875">
            <text:p>41605</text:p>
          </table:table-cell>
          <table:table-cell office:value-type="float" office:value="35562">
            <text:p>35562</text:p>
          </table:table-cell>
          <table:table-cell office:value-type="string">
            <text:p>Capacidad M1: 23 Capacidad M2: 23 Capacidad M3: 23</text:p>
          </table:table-cell>
          <table:table-cell table:number-columns-repeated="6"/>
        </table:table-row>
        <table:table-row table:style-name="ro1">
          <table:table-cell/>
          <table:table-cell table:formula="of:=[.C18]+12500000" office:value-type="float" office:value="45006732">
            <text:p>45006732</text:p>
          </table:table-cell>
          <table:table-cell office:value-type="float" office:value="32506732">
            <text:p>32506732</text:p>
          </table:table-cell>
          <table:table-cell office:value-type="string">
            <text:p>Capacidad M1: 25 Capacidad M2: 26 Capacidad M3: 50</text:p>
          </table:table-cell>
          <table:table-cell table:number-columns-repeated="7"/>
          <table:table-cell table:style-name="ce2" table:formula="of:=[.L17]+3485" office:value-type="float" office:value="45089.6875">
            <text:p>45090</text:p>
          </table:table-cell>
          <table:table-cell office:value-type="float" office:value="37263">
            <text:p>37263</text:p>
          </table:table-cell>
          <table:table-cell office:value-type="string">
            <text:p>Capacidad M1: 25 Capacidad M2: 25 Capacidad M3: 25</text:p>
          </table:table-cell>
          <table:table-cell table:number-columns-repeated="6"/>
        </table:table-row>
        <table:table-row table:style-name="ro1">
          <table:table-cell/>
          <table:table-cell table:formula="of:=[.C19]+13000000" office:value-type="float" office:value="50523774">
            <text:p>50523774</text:p>
          </table:table-cell>
          <table:table-cell office:value-type="float" office:value="37523774">
            <text:p>37523774</text:p>
          </table:table-cell>
          <table:table-cell office:value-type="string">
            <text:p>Capacidad M1: 27 Capacidad M2: 28 Capacidad M3: 50</text:p>
          </table:table-cell>
          <table:table-cell table:number-columns-repeated="7"/>
          <table:table-cell table:style-name="ce2" table:formula="of:=[.L18]+3485" office:value-type="float" office:value="48574.6875">
            <text:p>48575</text:p>
          </table:table-cell>
          <table:table-cell office:value-type="float" office:value="39625">
            <text:p>39625</text:p>
          </table:table-cell>
          <table:table-cell office:value-type="string">
            <text:p>Capacidad M1: 27 Capacidad M2: 27 Capacidad M3: 27</text:p>
          </table:table-cell>
          <table:table-cell table:number-columns-repeated="6"/>
        </table:table-row>
        <table:table-row table:style-name="ro1">
          <table:table-cell/>
          <table:table-cell table:formula="of:=[.C20]+14000000" office:value-type="float" office:value="57136857">
            <text:p>57136857</text:p>
          </table:table-cell>
          <table:table-cell office:value-type="float" office:value="43136857">
            <text:p>43136857</text:p>
          </table:table-cell>
          <table:table-cell office:value-type="string">
            <text:p>Capacidad M1: 29 Capacidad M2: 30 Capacidad M3: 50</text:p>
          </table:table-cell>
          <table:table-cell table:number-columns-repeated="7"/>
          <table:table-cell table:style-name="ce2" table:formula="of:=[.L19]+3485" office:value-type="float" office:value="52059.6875">
            <text:p>52060</text:p>
          </table:table-cell>
          <table:table-cell office:value-type="float" office:value="41555">
            <text:p>41555</text:p>
          </table:table-cell>
          <table:table-cell office:value-type="string">
            <text:p>Capacidad M1: 29 Capacidad M2: 29 Capacidad M3: 29</text:p>
          </table:table-cell>
          <table:table-cell table:number-columns-repeated="6"/>
        </table:table-row>
        <table:table-row table:style-name="ro1">
          <table:table-cell/>
          <table:table-cell table:formula="of:=[.C21]+15000000" office:value-type="float" office:value="63742899">
            <text:p>63742899</text:p>
          </table:table-cell>
          <table:table-cell office:value-type="float" office:value="48742899">
            <text:p>48742899</text:p>
          </table:table-cell>
          <table:table-cell office:value-type="string">
            <text:p>Capacidad M1: 31 Capacidad M2: 32 Capacidad M3: 50</text:p>
          </table:table-cell>
          <table:table-cell table:number-columns-repeated="7"/>
          <table:table-cell table:style-name="ce2" table:formula="of:=[.L20]+3485" office:value-type="float" office:value="55544.6875">
            <text:p>55545</text:p>
          </table:table-cell>
          <table:table-cell office:value-type="float" office:value="44410">
            <text:p>44410</text:p>
          </table:table-cell>
          <table:table-cell office:value-type="string">
            <text:p>Capacidad M1: 31 Capacidad M2: 31 Capacidad M3: 31</text:p>
          </table:table-cell>
          <table:table-cell table:number-columns-repeated="6"/>
        </table:table-row>
        <table:table-row table:style-name="ro1">
          <table:table-cell/>
          <table:table-cell table:formula="of:=[.C22]+16000000" office:value-type="float" office:value="72021783">
            <text:p>72021783</text:p>
          </table:table-cell>
          <table:table-cell office:value-type="float" office:value="56021783">
            <text:p>56021783</text:p>
          </table:table-cell>
          <table:table-cell office:value-type="string">
            <text:p>Capacidad M1: 33 Capacidad M2: 34 Capacidad M3: 50</text:p>
          </table:table-cell>
          <table:table-cell table:number-columns-repeated="7"/>
          <table:table-cell table:style-name="ce2" table:formula="of:=[.L21]+3485" office:value-type="float" office:value="59029.6875">
            <text:p>59030</text:p>
          </table:table-cell>
          <table:table-cell office:value-type="float" office:value="46743">
            <text:p>46743</text:p>
          </table:table-cell>
          <table:table-cell office:value-type="string">
            <text:p>Capacidad M1: 33 Capacidad M2: 33 Capacidad M3: 33</text:p>
          </table:table-cell>
          <table:table-cell table:number-columns-repeated="6"/>
        </table:table-row>
        <table:table-row table:style-name="ro1">
          <table:table-cell/>
          <table:table-cell table:formula="of:=[.C23]+16800000" office:value-type="float" office:value="79249010">
            <text:p>79249010</text:p>
          </table:table-cell>
          <table:table-cell office:value-type="float" office:value="62449010">
            <text:p>62449010</text:p>
          </table:table-cell>
          <table:table-cell office:value-type="string">
            <text:p>Capacidad M1: 35 Capacidad M2: 36 Capacidad M3: 50</text:p>
          </table:table-cell>
          <table:table-cell table:number-columns-repeated="7"/>
          <table:table-cell table:style-name="ce2" table:formula="of:=[.L22]+3485" office:value-type="float" office:value="62514.6875">
            <text:p>62515</text:p>
          </table:table-cell>
          <table:table-cell office:value-type="float" office:value="49313">
            <text:p>49313</text:p>
          </table:table-cell>
          <table:table-cell office:value-type="string">
            <text:p>Capacidad M1: 35 Capacidad M2: 35 Capacidad M3: 35</text:p>
          </table:table-cell>
          <table:table-cell table:number-columns-repeated="6"/>
        </table:table-row>
        <table:table-row table:style-name="ro1">
          <table:table-cell/>
          <table:table-cell table:formula="of:=[.C24]+17500000" office:value-type="float" office:value="90867203">
            <text:p>90867203</text:p>
          </table:table-cell>
          <table:table-cell office:value-type="float" office:value="73367203">
            <text:p>73367203</text:p>
          </table:table-cell>
          <table:table-cell office:value-type="string">
            <text:p>Capacidad M1: 37 Capacidad M2: 38 Capacidad M3: 50</text:p>
          </table:table-cell>
          <table:table-cell table:number-columns-repeated="7"/>
          <table:table-cell table:style-name="ce2" table:formula="of:=[.L23]+3485" office:value-type="float" office:value="65999.6875">
            <text:p>66000</text:p>
          </table:table-cell>
          <table:table-cell office:value-type="float" office:value="51066">
            <text:p>51066</text:p>
          </table:table-cell>
          <table:table-cell office:value-type="string">
            <text:p>Capacidad M1: 37 Capacidad M2: 37 Capacidad M3: 37</text:p>
          </table:table-cell>
          <table:table-cell table:number-columns-repeated="6"/>
        </table:table-row>
        <table:table-row table:style-name="ro1">
          <table:table-cell/>
          <table:table-cell table:formula="of:=[.C25]+21500000" office:value-type="float" office:value="101054000">
            <text:p>101054000</text:p>
          </table:table-cell>
          <table:table-cell office:value-type="float" office:value="79554000">
            <text:p>79554000</text:p>
          </table:table-cell>
          <table:table-cell office:value-type="string">
            <text:p>Capacidad M1: 39 Capacidad M2: 40 Capacidad M3: 50</text:p>
          </table:table-cell>
          <table:table-cell table:number-columns-repeated="7"/>
          <table:table-cell table:style-name="ce2" table:formula="of:=[.L24]+3485" office:value-type="float" office:value="69484.6875">
            <text:p>69485</text:p>
          </table:table-cell>
          <table:table-cell office:value-type="float" office:value="52208">
            <text:p>52208</text:p>
          </table:table-cell>
          <table:table-cell office:value-type="string">
            <text:p>Capacidad M1: 39 Capacidad M2: 39 Capacidad M3: 39</text:p>
          </table:table-cell>
          <table:table-cell table:number-columns-repeated="6"/>
        </table:table-row>
        <table:table-row table:style-name="ro1">
          <table:table-cell/>
          <table:table-cell table:formula="of:=[.C26]+20000000" office:value-type="float" office:value="107858529">
            <text:p>107858529</text:p>
          </table:table-cell>
          <table:table-cell office:value-type="float" office:value="87858529">
            <text:p>87858529</text:p>
          </table:table-cell>
          <table:table-cell office:value-type="string">
            <text:p>Capacidad M1: 41 Capacidad M2: 42 Capacidad M3: 50</text:p>
          </table:table-cell>
          <table:table-cell table:number-columns-repeated="7"/>
          <table:table-cell table:style-name="ce2" table:formula="of:=[.L25]+3485" office:value-type="float" office:value="72969.6875">
            <text:p>72970</text:p>
          </table:table-cell>
          <table:table-cell office:value-type="float" office:value="56364">
            <text:p>56364</text:p>
          </table:table-cell>
          <table:table-cell office:value-type="string">
            <text:p>Capacidad M1: 41 Capacidad M2: 41 Capacidad M3: 41</text:p>
          </table:table-cell>
          <table:table-cell table:number-columns-repeated="6"/>
        </table:table-row>
        <table:table-row table:style-name="ro1">
          <table:table-cell/>
          <table:table-cell table:formula="of:=[.C27]+26500000" office:value-type="float" office:value="122048495">
            <text:p>122048495</text:p>
          </table:table-cell>
          <table:table-cell office:value-type="float" office:value="95548495">
            <text:p>95548495</text:p>
          </table:table-cell>
          <table:table-cell office:value-type="string">
            <text:p>Capacidad M1: 43 Capacidad M2: 44 Capacidad M3: 50</text:p>
          </table:table-cell>
          <table:table-cell table:number-columns-repeated="7"/>
          <table:table-cell table:style-name="ce2" table:formula="of:=[.L26]+3485" office:value-type="float" office:value="76454.6875">
            <text:p>76455</text:p>
          </table:table-cell>
          <table:table-cell office:value-type="float" office:value="56449">
            <text:p>56449</text:p>
          </table:table-cell>
          <table:table-cell office:value-type="string">
            <text:p>Capacidad M1: 43 Capacidad M2: 43 Capacidad M3: 43</text:p>
          </table:table-cell>
          <table:table-cell table:number-columns-repeated="6"/>
        </table:table-row>
        <table:table-row table:style-name="ro1">
          <table:table-cell/>
          <table:table-cell table:formula="of:=[.C28]+40000000" office:value-type="float" office:value="146299201">
            <text:p>146299201</text:p>
          </table:table-cell>
          <table:table-cell office:value-type="float" office:value="106299201">
            <text:p>106299201</text:p>
          </table:table-cell>
          <table:table-cell office:value-type="string">
            <text:p>Capacidad M1: 45 Capacidad M2: 46 Capacidad M3: 50</text:p>
          </table:table-cell>
          <table:table-cell table:number-columns-repeated="7"/>
          <table:table-cell table:style-name="ce2" table:formula="of:=[.L27]+3485" office:value-type="float" office:value="79939.6875">
            <text:p>79940</text:p>
          </table:table-cell>
          <table:table-cell office:value-type="float" office:value="58676">
            <text:p>58676</text:p>
          </table:table-cell>
          <table:table-cell office:value-type="string">
            <text:p>Capacidad M1: 45 Capacidad M2: 45 Capacidad M3: 45</text:p>
          </table:table-cell>
          <table:table-cell table:number-columns-repeated="6"/>
        </table:table-row>
        <table:table-row table:style-name="ro1">
          <table:table-cell/>
          <table:table-cell table:formula="of:=[.C29]+50000000" office:value-type="float" office:value="166118675">
            <text:p>166118675</text:p>
          </table:table-cell>
          <table:table-cell office:value-type="float" office:value="116118675">
            <text:p>116118675</text:p>
          </table:table-cell>
          <table:table-cell office:value-type="string">
            <text:p>Capacidad M1: 47 Capacidad M2: 48 Capacidad M3: 50</text:p>
          </table:table-cell>
          <table:table-cell table:number-columns-repeated="7"/>
          <table:table-cell table:style-name="ce2" table:formula="of:=[.L28]+3485" office:value-type="float" office:value="83424.6875">
            <text:p>83425</text:p>
          </table:table-cell>
          <table:table-cell office:value-type="float" office:value="61479">
            <text:p>61479</text:p>
          </table:table-cell>
          <table:table-cell office:value-type="string">
            <text:p>Capacidad M1: 47 Capacidad M2: 47 Capacidad M3: 47</text:p>
          </table:table-cell>
          <table:table-cell table:number-columns-repeated="6"/>
        </table:table-row>
        <table:table-row table:style-name="ro1">
          <table:table-cell/>
          <table:table-cell table:formula="of:=[.C30]+70000000" office:value-type="float" office:value="197235149">
            <text:p>197235149</text:p>
          </table:table-cell>
          <table:table-cell office:value-type="float" office:value="127235149">
            <text:p>127235149</text:p>
          </table:table-cell>
          <table:table-cell office:value-type="string">
            <text:p>Capacidad M1: 48 Capacidad M2: 49 Capacidad M3: 50</text:p>
          </table:table-cell>
          <table:table-cell table:number-columns-repeated="7"/>
          <table:table-cell table:style-name="ce2" table:formula="of:=[.L29]+3485" office:value-type="float" office:value="86909.6875">
            <text:p>86910</text:p>
          </table:table-cell>
          <table:table-cell office:value-type="float" office:value="69518">
            <text:p>69518</text:p>
          </table:table-cell>
          <table:table-cell office:value-type="string">
            <text:p>Capacidad M1: 49 Capacidad M2: 49 Capacidad M3: 49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6"/>
          <table:table-cell office:value-type="string">
            <text:p>CON MOCHILAS CONSTANTES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>
            <text:p>OBJETOS IGUALES</text:p>
          </table:table-cell>
          <table:table-cell table:number-columns-repeated="8"/>
          <table:table-cell office:value-type="string">
            <text:p>OBJETOS RANDOM</text:p>
          </table:table-cell>
          <table:table-cell table:number-columns-repeated="5"/>
          <table:table-cell office:value-type="string">
            <text:p>OBJETOS DISTINTOS</text:p>
          </table:table-cell>
        </table:table-row>
        <table:table-row table:style-name="ro1">
          <table:table-cell table:number-columns-repeated="19"/>
          <table:table-cell table:style-name="ce1"/>
        </table:table-row>
        <table:table-row table:style-name="ro1">
          <table:table-cell table:number-columns-repeated="3"/>
          <table:table-cell office:value-type="float" office:value="9868">
            <text:p>9868</text:p>
          </table:table-cell>
          <table:table-cell office:value-type="string">
            <text:p>Cantidad de objetos: 5</text:p>
          </table:table-cell>
          <table:table-cell table:number-columns-repeated="7"/>
          <table:table-cell office:value-type="float" office:value="9566">
            <text:p>9566</text:p>
          </table:table-cell>
          <table:table-cell office:value-type="string">
            <text:p>Cantidad de objetos: 5</text:p>
          </table:table-cell>
          <table:table-cell table:number-columns-repeated="4"/>
          <table:table-cell office:value-type="float" office:value="10038">
            <text:p>10038</text:p>
          </table:table-cell>
          <table:table-cell office:value-type="string">
            <text:p>Cantidad de objetos: 5</text:p>
          </table:table-cell>
        </table:table-row>
        <table:table-row table:style-name="ro1">
          <table:table-cell table:number-columns-repeated="3"/>
          <table:table-cell office:value-type="float" office:value="12000">
            <text:p>12000</text:p>
          </table:table-cell>
          <table:table-cell office:value-type="string">
            <text:p>Cantidad de objetos: 10</text:p>
          </table:table-cell>
          <table:table-cell table:number-columns-repeated="7"/>
          <table:table-cell office:value-type="float" office:value="11718">
            <text:p>11718</text:p>
          </table:table-cell>
          <table:table-cell office:value-type="string">
            <text:p>Cantidad de objetos: 10</text:p>
          </table:table-cell>
          <table:table-cell table:number-columns-repeated="4"/>
          <table:table-cell office:value-type="float" office:value="12579">
            <text:p>12579</text:p>
          </table:table-cell>
          <table:table-cell office:value-type="string">
            <text:p>Cantidad de objetos: 10</text:p>
          </table:table-cell>
        </table:table-row>
        <table:table-row table:style-name="ro1">
          <table:table-cell table:number-columns-repeated="3"/>
          <table:table-cell office:value-type="float" office:value="14903">
            <text:p>14903</text:p>
          </table:table-cell>
          <table:table-cell office:value-type="string">
            <text:p>Cantidad de objetos: 15</text:p>
          </table:table-cell>
          <table:table-cell table:number-columns-repeated="7"/>
          <table:table-cell office:value-type="float" office:value="14343">
            <text:p>14343</text:p>
          </table:table-cell>
          <table:table-cell office:value-type="string">
            <text:p>Cantidad de objetos: 15</text:p>
          </table:table-cell>
          <table:table-cell table:number-columns-repeated="4"/>
          <table:table-cell office:value-type="float" office:value="14805">
            <text:p>14805</text:p>
          </table:table-cell>
          <table:table-cell office:value-type="string">
            <text:p>Cantidad de objetos: 15</text:p>
          </table:table-cell>
        </table:table-row>
        <table:table-row table:style-name="ro1">
          <table:table-cell table:number-columns-repeated="3"/>
          <table:table-cell office:value-type="float" office:value="18165">
            <text:p>18165</text:p>
          </table:table-cell>
          <table:table-cell office:value-type="string">
            <text:p>Cantidad de objetos: 20</text:p>
          </table:table-cell>
          <table:table-cell table:number-columns-repeated="7"/>
          <table:table-cell office:value-type="float" office:value="17408">
            <text:p>17408</text:p>
          </table:table-cell>
          <table:table-cell office:value-type="string">
            <text:p>Cantidad de objetos: 20</text:p>
          </table:table-cell>
          <table:table-cell table:number-columns-repeated="4"/>
          <table:table-cell office:value-type="float" office:value="18447">
            <text:p>18447</text:p>
          </table:table-cell>
          <table:table-cell office:value-type="string">
            <text:p>Cantidad de objetos: 20</text:p>
          </table:table-cell>
        </table:table-row>
        <table:table-row table:style-name="ro1">
          <table:table-cell table:number-columns-repeated="3"/>
          <table:table-cell office:value-type="float" office:value="22920">
            <text:p>22920</text:p>
          </table:table-cell>
          <table:table-cell office:value-type="string">
            <text:p>Cantidad de objetos: 25</text:p>
          </table:table-cell>
          <table:table-cell table:number-columns-repeated="7"/>
          <table:table-cell office:value-type="float" office:value="22421">
            <text:p>22421</text:p>
          </table:table-cell>
          <table:table-cell office:value-type="string">
            <text:p>Cantidad de objetos: 25</text:p>
          </table:table-cell>
          <table:table-cell table:number-columns-repeated="4"/>
          <table:table-cell office:value-type="float" office:value="21206">
            <text:p>21206</text:p>
          </table:table-cell>
          <table:table-cell office:value-type="string">
            <text:p>Cantidad de objetos: 25</text:p>
          </table:table-cell>
        </table:table-row>
        <table:table-row table:style-name="ro1">
          <table:table-cell table:number-columns-repeated="3"/>
          <table:table-cell office:value-type="float" office:value="24384">
            <text:p>24384</text:p>
          </table:table-cell>
          <table:table-cell office:value-type="string">
            <text:p>Cantidad de objetos: 30</text:p>
          </table:table-cell>
          <table:table-cell table:number-columns-repeated="7"/>
          <table:table-cell office:value-type="float" office:value="23279">
            <text:p>23279</text:p>
          </table:table-cell>
          <table:table-cell office:value-type="string">
            <text:p>Cantidad de objetos: 30</text:p>
          </table:table-cell>
          <table:table-cell table:number-columns-repeated="4"/>
          <table:table-cell office:value-type="float" office:value="24193">
            <text:p>24193</text:p>
          </table:table-cell>
          <table:table-cell office:value-type="string">
            <text:p>Cantidad de objetos: 30</text:p>
          </table:table-cell>
        </table:table-row>
        <table:table-row table:style-name="ro1">
          <table:table-cell table:number-columns-repeated="3"/>
          <table:table-cell office:value-type="float" office:value="27485">
            <text:p>27485</text:p>
          </table:table-cell>
          <table:table-cell office:value-type="string">
            <text:p>Cantidad de objetos: 35</text:p>
          </table:table-cell>
          <table:table-cell table:number-columns-repeated="7"/>
          <table:table-cell office:value-type="float" office:value="26518">
            <text:p>26518</text:p>
          </table:table-cell>
          <table:table-cell office:value-type="string">
            <text:p>Cantidad de objetos: 35</text:p>
          </table:table-cell>
          <table:table-cell table:number-columns-repeated="4"/>
          <table:table-cell office:value-type="float" office:value="27646">
            <text:p>27646</text:p>
          </table:table-cell>
          <table:table-cell office:value-type="string">
            <text:p>Cantidad de objetos: 35</text:p>
          </table:table-cell>
        </table:table-row>
        <table:table-row table:style-name="ro1">
          <table:table-cell table:number-columns-repeated="3"/>
          <table:table-cell office:value-type="float" office:value="30360">
            <text:p>30360</text:p>
          </table:table-cell>
          <table:table-cell office:value-type="string">
            <text:p>Cantidad de objetos: 40</text:p>
          </table:table-cell>
          <table:table-cell table:number-columns-repeated="7"/>
          <table:table-cell office:value-type="float" office:value="29319">
            <text:p>29319</text:p>
          </table:table-cell>
          <table:table-cell office:value-type="string">
            <text:p>Cantidad de objetos: 40</text:p>
          </table:table-cell>
          <table:table-cell table:number-columns-repeated="4"/>
          <table:table-cell office:value-type="float" office:value="30759">
            <text:p>30759</text:p>
          </table:table-cell>
          <table:table-cell office:value-type="string">
            <text:p>Cantidad de objetos: 40</text:p>
          </table:table-cell>
        </table:table-row>
        <table:table-row table:style-name="ro1">
          <table:table-cell table:number-columns-repeated="3"/>
          <table:table-cell office:value-type="float" office:value="33814">
            <text:p>33814</text:p>
          </table:table-cell>
          <table:table-cell office:value-type="string">
            <text:p>Cantidad de objetos: 45</text:p>
          </table:table-cell>
          <table:table-cell table:number-columns-repeated="7"/>
          <table:table-cell office:value-type="float" office:value="32566">
            <text:p>32566</text:p>
          </table:table-cell>
          <table:table-cell office:value-type="string">
            <text:p>Cantidad de objetos: 45</text:p>
          </table:table-cell>
          <table:table-cell table:number-columns-repeated="4"/>
          <table:table-cell office:value-type="float" office:value="36446">
            <text:p>36446</text:p>
          </table:table-cell>
          <table:table-cell office:value-type="string">
            <text:p>Cantidad de objetos: 45</text:p>
          </table:table-cell>
        </table:table-row>
        <table:table-row table:style-name="ro1">
          <table:table-cell table:number-columns-repeated="3"/>
          <table:table-cell office:value-type="float" office:value="36944">
            <text:p>36944</text:p>
          </table:table-cell>
          <table:table-cell office:value-type="string">
            <text:p>Cantidad de objetos: 50</text:p>
          </table:table-cell>
          <table:table-cell table:number-columns-repeated="7"/>
          <table:table-cell office:value-type="float" office:value="35763">
            <text:p>35763</text:p>
          </table:table-cell>
          <table:table-cell office:value-type="string">
            <text:p>Cantidad de objetos: 50</text:p>
          </table:table-cell>
          <table:table-cell table:number-columns-repeated="4"/>
          <table:table-cell office:value-type="float" office:value="36728">
            <text:p>36728</text:p>
          </table:table-cell>
          <table:table-cell office:value-type="string">
            <text:p>Cantidad de objetos: 50</text:p>
          </table:table-cell>
        </table:table-row>
        <table:table-row table:style-name="ro1">
          <table:table-cell table:number-columns-repeated="3"/>
          <table:table-cell office:value-type="float" office:value="39878">
            <text:p>39878</text:p>
          </table:table-cell>
          <table:table-cell office:value-type="string">
            <text:p>Cantidad de objetos: 55</text:p>
          </table:table-cell>
          <table:table-cell table:number-columns-repeated="7"/>
          <table:table-cell office:value-type="float" office:value="38683">
            <text:p>38683</text:p>
          </table:table-cell>
          <table:table-cell office:value-type="string">
            <text:p>Cantidad de objetos: 55</text:p>
          </table:table-cell>
          <table:table-cell table:number-columns-repeated="4"/>
          <table:table-cell office:value-type="float" office:value="40244">
            <text:p>40244</text:p>
          </table:table-cell>
          <table:table-cell office:value-type="string">
            <text:p>Cantidad de objetos: 55</text:p>
          </table:table-cell>
        </table:table-row>
        <table:table-row table:style-name="ro1">
          <table:table-cell table:number-columns-repeated="3"/>
          <table:table-cell office:value-type="float" office:value="42843">
            <text:p>42843</text:p>
          </table:table-cell>
          <table:table-cell office:value-type="string">
            <text:p>Cantidad de objetos: 60</text:p>
          </table:table-cell>
          <table:table-cell table:number-columns-repeated="7"/>
          <table:table-cell office:value-type="float" office:value="41721">
            <text:p>41721</text:p>
          </table:table-cell>
          <table:table-cell office:value-type="string">
            <text:p>Cantidad de objetos: 60</text:p>
          </table:table-cell>
          <table:table-cell table:number-columns-repeated="4"/>
          <table:table-cell office:value-type="float" office:value="43242">
            <text:p>43242</text:p>
          </table:table-cell>
          <table:table-cell office:value-type="string">
            <text:p>Cantidad de objetos: 60</text:p>
          </table:table-cell>
        </table:table-row>
        <table:table-row table:style-name="ro1">
          <table:table-cell table:number-columns-repeated="3"/>
          <table:table-cell office:value-type="float" office:value="48334">
            <text:p>48334</text:p>
          </table:table-cell>
          <table:table-cell office:value-type="string">
            <text:p>Cantidad de objetos: 65</text:p>
          </table:table-cell>
          <table:table-cell table:number-columns-repeated="7"/>
          <table:table-cell office:value-type="float" office:value="46668">
            <text:p>46668</text:p>
          </table:table-cell>
          <table:table-cell office:value-type="string">
            <text:p>Cantidad de objetos: 65</text:p>
          </table:table-cell>
          <table:table-cell table:number-columns-repeated="4"/>
          <table:table-cell office:value-type="float" office:value="46581">
            <text:p>46581</text:p>
          </table:table-cell>
          <table:table-cell office:value-type="string">
            <text:p>Cantidad de objetos: 65</text:p>
          </table:table-cell>
        </table:table-row>
        <table:table-row table:style-name="ro1">
          <table:table-cell table:number-columns-repeated="3"/>
          <table:table-cell office:value-type="float" office:value="49011">
            <text:p>49011</text:p>
          </table:table-cell>
          <table:table-cell office:value-type="string">
            <text:p>Cantidad de objetos: 70</text:p>
          </table:table-cell>
          <table:table-cell table:number-columns-repeated="7"/>
          <table:table-cell office:value-type="float" office:value="47880">
            <text:p>47880</text:p>
          </table:table-cell>
          <table:table-cell office:value-type="string">
            <text:p>Cantidad de objetos: 70</text:p>
          </table:table-cell>
          <table:table-cell table:number-columns-repeated="4"/>
          <table:table-cell office:value-type="float" office:value="49758">
            <text:p>49758</text:p>
          </table:table-cell>
          <table:table-cell office:value-type="string">
            <text:p>Cantidad de objetos: 70</text:p>
          </table:table-cell>
        </table:table-row>
        <table:table-row table:style-name="ro1">
          <table:table-cell table:number-columns-repeated="3"/>
          <table:table-cell office:value-type="float" office:value="53004">
            <text:p>53004</text:p>
          </table:table-cell>
          <table:table-cell office:value-type="string">
            <text:p>Cantidad de objetos: 75</text:p>
          </table:table-cell>
          <table:table-cell table:number-columns-repeated="7"/>
          <table:table-cell office:value-type="float" office:value="51110">
            <text:p>51110</text:p>
          </table:table-cell>
          <table:table-cell office:value-type="string">
            <text:p>Cantidad de objetos: 75</text:p>
          </table:table-cell>
          <table:table-cell table:number-columns-repeated="4"/>
          <table:table-cell office:value-type="float" office:value="53297">
            <text:p>53297</text:p>
          </table:table-cell>
          <table:table-cell office:value-type="string">
            <text:p>Cantidad de objetos: 75</text:p>
          </table:table-cell>
        </table:table-row>
        <table:table-row table:style-name="ro1">
          <table:table-cell table:number-columns-repeated="3"/>
          <table:table-cell office:value-type="float" office:value="55732">
            <text:p>55732</text:p>
          </table:table-cell>
          <table:table-cell office:value-type="string">
            <text:p>Cantidad de objetos: 80</text:p>
          </table:table-cell>
          <table:table-cell table:number-columns-repeated="7"/>
          <table:table-cell office:value-type="float" office:value="53877">
            <text:p>53877</text:p>
          </table:table-cell>
          <table:table-cell office:value-type="string">
            <text:p>Cantidad de objetos: 80</text:p>
          </table:table-cell>
          <table:table-cell table:number-columns-repeated="4"/>
          <table:table-cell office:value-type="float" office:value="56347">
            <text:p>56347</text:p>
          </table:table-cell>
          <table:table-cell office:value-type="string">
            <text:p>Cantidad de objetos: 80</text:p>
          </table:table-cell>
        </table:table-row>
        <table:table-row table:style-name="ro1">
          <table:table-cell table:number-columns-repeated="3"/>
          <table:table-cell office:value-type="float" office:value="59376">
            <text:p>59376</text:p>
          </table:table-cell>
          <table:table-cell office:value-type="string">
            <text:p>Cantidad de objetos: 85</text:p>
          </table:table-cell>
          <table:table-cell table:number-columns-repeated="7"/>
          <table:table-cell office:value-type="float" office:value="57005">
            <text:p>57005</text:p>
          </table:table-cell>
          <table:table-cell office:value-type="string">
            <text:p>Cantidad de objetos: 85</text:p>
          </table:table-cell>
          <table:table-cell table:number-columns-repeated="4"/>
          <table:table-cell office:value-type="float" office:value="61089">
            <text:p>61089</text:p>
          </table:table-cell>
          <table:table-cell office:value-type="string">
            <text:p>Cantidad de objetos: 85</text:p>
          </table:table-cell>
        </table:table-row>
        <table:table-row table:style-name="ro1">
          <table:table-cell table:number-columns-repeated="3"/>
          <table:table-cell office:value-type="float" office:value="61649">
            <text:p>61649</text:p>
          </table:table-cell>
          <table:table-cell office:value-type="string">
            <text:p>Cantidad de objetos: 90</text:p>
          </table:table-cell>
          <table:table-cell table:number-columns-repeated="7"/>
          <table:table-cell office:value-type="float" office:value="59985">
            <text:p>59985</text:p>
          </table:table-cell>
          <table:table-cell office:value-type="string">
            <text:p>Cantidad de objetos: 90</text:p>
          </table:table-cell>
          <table:table-cell table:number-columns-repeated="4"/>
          <table:table-cell office:value-type="float" office:value="62144">
            <text:p>62144</text:p>
          </table:table-cell>
          <table:table-cell office:value-type="string">
            <text:p>Cantidad de objetos: 90</text:p>
          </table:table-cell>
        </table:table-row>
        <table:table-row table:style-name="ro1">
          <table:table-cell table:number-columns-repeated="3"/>
          <table:table-cell office:value-type="float" office:value="72795">
            <text:p>72795</text:p>
          </table:table-cell>
          <table:table-cell office:value-type="string">
            <text:p>Cantidad de objetos: 95</text:p>
          </table:table-cell>
          <table:table-cell table:number-columns-repeated="7"/>
          <table:table-cell office:value-type="float" office:value="68726">
            <text:p>68726</text:p>
          </table:table-cell>
          <table:table-cell office:value-type="string">
            <text:p>Cantidad de objetos: 95</text:p>
          </table:table-cell>
          <table:table-cell table:number-columns-repeated="4"/>
          <table:table-cell office:value-type="float" office:value="74959">
            <text:p>74959</text:p>
          </table:table-cell>
          <table:table-cell office:value-type="string">
            <text:p>Cantidad de objetos: 95</text:p>
          </table:table-cell>
        </table:table-row>
        <table:table-row table:style-name="ro1" table:number-rows-repeated="104851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Hoja1.S40:Hoja1.S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24:01.144021000</meta:creation-date>
    <dc:date>2016-09-08T19:54:51</dc:date>
    <meta:editing-duration>PT1H39M38S</meta:editing-duration>
    <meta:editing-cycles>4</meta:editing-cycles>
    <meta:generator>LibreOffice/3.5$Linux_x86 LibreOffice_project/350m1$Build-2</meta:generator>
    <meta:document-statistic meta:table-count="1" meta:cell-count="273" meta:object-count="0"/>
  </office:meta>
</office:document-meta>
</file>